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Light" svg:font-family="'Bahnschrift Light'" style:font-family-generic="swiss" style:font-pitch="variable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Bahnschrift Light" officeooo:rsid="0018f289" officeooo:paragraph-rsid="0018f289"/>
    </style:style>
    <style:style style:name="P2" style:family="paragraph" style:parent-style-name="Standard">
      <style:text-properties style:font-name="Bahnschrift Light" fo:font-size="18pt" officeooo:rsid="0018f289" officeooo:paragraph-rsid="0018f289" style:font-size-asian="18pt" style:font-size-complex="18pt"/>
    </style:style>
    <style:style style:name="P3" style:family="paragraph" style:parent-style-name="Standard">
      <style:text-properties style:font-name="Bahnschrift Light" style:text-underline-style="none" officeooo:rsid="0018f289" officeooo:paragraph-rsid="0018f289"/>
    </style:style>
    <style:style style:name="P4" style:family="paragraph" style:parent-style-name="Standard">
      <style:text-properties style:font-name="Bahnschrift Light" style:text-underline-style="solid" style:text-underline-width="auto" style:text-underline-color="font-color" officeooo:rsid="0018f289" officeooo:paragraph-rsid="0018f289"/>
    </style:style>
    <style:style style:name="P5" style:family="paragraph" style:parent-style-name="Standard">
      <style:text-properties style:font-name="Bahnschrift Light" style:text-underline-style="solid" style:text-underline-width="auto" style:text-underline-color="font-color" officeooo:rsid="0019ea98" officeooo:paragraph-rsid="0019ea98"/>
    </style:style>
    <style:style style:name="P6" style:family="paragraph" style:parent-style-name="Standard">
      <style:text-properties style:font-name="Bahnschrift Light" officeooo:rsid="0019ea98" officeooo:paragraph-rsid="0019ea98"/>
    </style:style>
    <style:style style:name="P7" style:family="paragraph" style:parent-style-name="Standard">
      <style:text-properties style:font-name="Bahnschrift Light" officeooo:rsid="001b9778" officeooo:paragraph-rsid="001b9778"/>
    </style:style>
    <style:style style:name="P8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Consolas" fo:font-size="10.5pt" fo:font-weight="normal" fo:background-color="#1e1e1e"/>
    </style:style>
    <style:style style:name="P9" style:family="paragraph" style:parent-style-name="Standard">
      <style:text-properties fo:color="#000000" loext:opacity="100%" style:font-name="Consolas" fo:font-size="10.5pt" style:text-underline-style="none" fo:font-weight="normal" officeooo:rsid="0019ea98" officeooo:paragraph-rsid="0019ea98" fo:background-color="transparent"/>
    </style:style>
    <style:style style:name="P10" style:family="paragraph" style:parent-style-name="Standard">
      <style:paragraph-properties style:line-height-at-least="0.503cm"/>
      <style:text-properties fo:color="#000000" loext:opacity="100%" style:font-name="Consolas" fo:font-size="10.5pt" style:text-underline-style="none" fo:font-weight="normal" fo:background-color="transparent"/>
    </style:style>
    <style:style style:name="P11" style:family="paragraph" style:parent-style-name="Standard">
      <style:text-properties fo:color="#000000" loext:opacity="100%" style:font-name="Consolas" fo:font-size="10.5pt" fo:font-weight="normal" officeooo:rsid="0019ea98" officeooo:paragraph-rsid="0019ea98" fo:background-color="transparent"/>
    </style:style>
    <style:style style:name="P12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transparent"/>
    </style:style>
    <style:style style:name="P13" style:family="paragraph" style:parent-style-name="Standard">
      <style:paragraph-properties style:line-height-at-least="0.503cm"/>
      <style:text-properties fo:color="#000000" loext:opacity="100%" style:text-underline-style="none" fo:background-color="transparent"/>
    </style:style>
    <style:style style:name="P14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text-underline-style="none" fo:background-color="transparent"/>
    </style:style>
    <style:style style:name="P15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16" style:family="paragraph" style:parent-style-name="Standard">
      <style:text-properties style:font-name="Bahnschrift Light" officeooo:rsid="001b9778" officeooo:paragraph-rsid="001b9778"/>
    </style:style>
    <style:style style:name="P17" style:family="paragraph" style:parent-style-name="Standard">
      <style:text-properties style:font-name="Bahnschrift Light" officeooo:rsid="001caa90" officeooo:paragraph-rsid="001caa9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 es un paradigma de programacion?</text:p>
      <text:p text:style-name="P2"/>
      <text:p text:style-name="P1">Un paradigma de programacion esa una forma de ver y crear codigo de programacion. Para resolver problemas<text:span text:style-name="T1">. </text:span></text:p>
      <text:p text:style-name="P1"/>
      <text:p text:style-name="P1"/>
      <text:p text:style-name="P1">Imperativo:</text:p>
      <text:p text:style-name="P1">Dictamos el camino a seguir a traves del control de flujos:</text:p>
      <text:p text:style-name="P1">variables, funciones, if, else, switch, etc etc<text:span text:style-name="T1">.</text:span></text:p>
      <text:p text:style-name="P3"/>
      <text:p text:style-name="P4"/>
      <text:p text:style-name="P3"/>
      <text:p text:style-name="P3">Declarativo:Declaras lo que quieres que suceda, no como se hace.</text:p>
      <text:p text:style-name="P3">Funcional:</text:p>
      <text:p text:style-name="P3"><text:s/>La programacion funcional basicamente significa escribir codigo que hace algo pero no es especifico sobre como hacerlo.</text:p>
      <text:p text:style-name="P1"/>
      <text:p text:style-name="P1"/>
      <text:p text:style-name="P1"/>
      <text:p text:style-name="P6">Map</text:p>
      <text:p text:style-name="P11">const users = [</text:p>
      <text:p text:style-name="P15">    <text:span text:style-name="T2">{ uid:1, name: "Jhon", age: 34},</text:span></text:p>
      <text:p text:style-name="P15">    <text:span text:style-name="T2">{ uid:2, name: "Amy", age: 20},</text:span></text:p>
      <text:p text:style-name="P15">    <text:span text:style-name="T2">{ uid:3, name: "CamperCat", age: 10},</text:span></text:p>
      <text:p text:style-name="P12">];</text:p>
      <text:p text:style-name="P15"/>
      <text:p text:style-name="P12">// const names = users.map((user) =&gt; user.age &gt; 20);</text:p>
      <text:p text:style-name="P15"/>
      <text:p text:style-name="P12">const newArray = users.map(user =&gt; user.name)</text:p>
      <text:p text:style-name="P6"/>
      <text:p text:style-name="P1"/>
      <text:p text:style-name="P6">Filter:</text:p>
      <text:p text:style-name="P6"/>
      <text:p text:style-name="P9">const users = [</text:p>
      <text:p text:style-name="P13">    <text:span text:style-name="T2">{ uid:1, name: "Jhon", age: 34},</text:span></text:p>
      <text:p text:style-name="P13">    <text:span text:style-name="T2">{ uid:2, name: "Amy", age: 20},</text:span></text:p>
      <text:p text:style-name="P13">    <text:span text:style-name="T2">{ uid:3, name: "CamperCat", age: 10},</text:span></text:p>
      <text:p text:style-name="P10">];</text:p>
      <text:p text:style-name="P13"/>
      <text:p text:style-name="P10">// const names = users.map((user) =&gt; user.age &gt; 20);</text:p>
      <text:p text:style-name="P14"/>
      <text:p text:style-name="P10">const userFiltrado = users.filter(user =&gt; user.uid !== 3)</text:p>
      <text:p text:style-name="P10">console.log(userFiltrado    )</text:p>
      <text:p text:style-name="P8"/>
      <text:p text:style-name="P5"/>
      <text:p text:style-name="P6"/>
      <text:p text:style-name="P6">buscar en google por si acaso</text:p>
      <text:p text:style-name="P6"/>
      <text:p text:style-name="P7"><text:soft-page-break/>BUSCAR:</text:p>
      <text:p text:style-name="P7">find</text:p>
      <text:p text:style-name="P7">some</text:p>
      <text:p text:style-name="P7">findIndex</text:p>
      <text:p text:style-name="P7">map</text:p>
      <text:p text:style-name="P7">filter</text:p>
      <text:p text:style-name="P7">slice</text:p>
      <text:p text:style-name="P17">reduce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Light" svg:font-family="'Bahnschrift Light'" style:font-family-generic="swiss" style:font-pitch="variable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8T17:12:37.264000000</dc:date>
    <meta:editing-duration>PT2H50M31S</meta:editing-duration>
    <meta:editing-cycles>4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34" meta:word-count="166" meta:character-count="1031" meta:non-whitespace-character-count="870"/>
  </office:meta>
</office:document-meta>
</file>